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7000005000F487EF228B13089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6602in" svg:y="-0.7874in" svg:width="8.0362in" svg:height="11.3898in" draw:z-index="0"><draw:image xlink:href="Pictures/1000000000000387000005000F487EF228B13089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4T00:11:37.886571456</meta:creation-date>
    <dc:date>2020-03-04T00:18:53.149256635</dc:date>
    <meta:editing-duration>PT7M1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4.2$Linux_X86_64 LibreOffice_project/30$Build-2</meta:generator>
  </office:meta>
</office:document-meta>
</file>